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24-12-31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24-01-03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7856" calcext:value-type="float">
            <text:p>82.6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23-01-04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6104" calcext:value-type="float">
            <text:p>82.3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22-01-04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21-01-05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6712" calcext:value-type="float">
            <text:p>81.8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20-01-03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7088" calcext:value-type="float">
            <text:p>81.8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19-01-03 2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18-01-03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6792" calcext:value-type="float">
            <text:p>82.5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17-01-10 20:50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0528" calcext:value-type="float">
            <text:p>82.7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16-01-05 15:04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844" calcext:value-type="float">
            <text:p>82.7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15-01-05 21:25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4936" calcext:value-type="float">
            <text:p>82.1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14-01-07 15:08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0112" calcext:value-type="float">
            <text:p>82.4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12-01-04 18:01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824" calcext:value-type="float">
            <text:p>81.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11-01-04 15:36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10-01-06 18:09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84704" calcext:value-type="float">
            <text:p>78.7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09-01-06 22:45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1008" calcext:value-type="float">
            <text:p>78.9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08-01-09 16:28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052" calcext:value-type="float">
            <text:p>80.3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07-01-08 23:52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0064" calcext:value-type="float">
            <text:p>79.7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06-01-06 14:47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736" calcext:value-type="float">
            <text:p>77.9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05-01-13 20:28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64" calcext:value-type="float">
            <text:p>77.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04-01-04 20:19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2072" calcext:value-type="float">
            <text:p>79.0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03-01-08 19:25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09088" calcext:value-type="float">
            <text:p>78.8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02-01-05 23:21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05968" calcext:value-type="float">
            <text:p>76.7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01-01-04 22:09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00-01-06 19:49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96952" calcext:value-type="float">
            <text:p>76.19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2000-01-06 18:22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6096" calcext:value-type="float">
            <text:p>76.2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1999-01-04 16:26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1998-01-05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7624" calcext:value-type="float">
            <text:p>75.47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199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1996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618" calcext:value-type="float">
            <text:p>75.3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199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9744" calcext:value-type="float">
            <text:p>73.38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199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199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199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199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199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1988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9328" calcext:value-type="float">
            <text:p>73.10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1987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198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6456" calcext:value-type="float">
            <text:p>71.46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198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1664" calcext:value-type="float">
            <text:p>69.7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198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1101175001</text:p>
          </table:table-cell>
          <table:table-cell office:value-type="string" calcext:value-type="string">
            <text:p>1984-05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79888" calcext:value-type="float">
            <text:p>73.77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